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imesNewRomanPS" svg:font-family="TimesNewRomanP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/>
    </style:style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fo:color="#222222" fo:background-color="#FFFFFF"/>
    </style:style>
    <style:style style:name="T4" style:parent-style-name="apple-converted-space" style:family="text">
      <style:text-properties fo:color="#222222" fo:background-color="#FFFFFF"/>
    </style:style>
    <style:style style:name="T5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6" style:parent-style-name="apple-converted-space" style:family="text">
      <style:text-properties fo:color="#222222" fo:background-color="#FFFFFF"/>
    </style:style>
    <style:style style:name="T7" style:parent-style-name="DefaultParagraphFont" style:family="text">
      <style:text-properties fo:color="#222222" fo:background-color="#FFFFFF"/>
    </style:style>
    <style:style style:name="T8" style:parent-style-name="DefaultParagraphFont" style:family="text">
      <style:text-properties fo:color="#222222" fo:background-color="#FFFFFF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widows="2" fo:orphans="2" style:punctuation-wrap="hanging" style:text-autospace="ideograph-alpha" style:vertical-align="auto" fo:background-color="#FFFFFF"/>
      <style:text-properties style:font-name="Helvetica" fo:color="#222222" style:letter-kerning="false" fo:font-size="12.5pt" style:font-size-asian="12.5pt" style:font-size-complex="12.5pt" fo:hyphenate="true"/>
    </style:style>
    <style:style style:name="P11" style:parent-style-name="Normal" style:family="paragraph">
      <style:paragraph-properties fo:widows="2" fo:orphans="2" style:punctuation-wrap="hanging" style:text-autospace="ideograph-alpha" style:vertical-align="auto" fo:background-color="#FFFFFF"/>
      <style:text-properties style:font-name="Helvetica" fo:color="#222222" style:letter-kerning="false" fo:font-size="12.5pt" style:font-size-asian="12.5pt" style:font-size-complex="12.5pt" fo:hyphenate="true"/>
    </style:style>
    <style:style style:name="P12" style:parent-style-name="Normal" style:family="paragraph">
      <style:paragraph-properties fo:margin-bottom="0.1388in" fo:line-height="115%"/>
    </style:style>
    <style:style style:name="P13" style:parent-style-name="Normal" style:family="paragraph">
      <style:paragraph-properties fo:margin-bottom="0.1388in" fo:line-height="115%"/>
    </style:style>
    <style:style style:name="P14" style:parent-style-name="Normal" style:family="paragraph">
      <style:paragraph-properties fo:margin-bottom="0.1388in" fo:line-height="115%"/>
      <style:text-properties fo:font-weight="bold" style:font-weight-asian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P18" style:parent-style-name="Normal" style:family="paragraph">
      <style:text-properties fo:font-weight="bold" style:font-weight-asian="bold" fo:font-size="14pt" style:font-size-asian="14pt" style:font-size-complex="14pt"/>
    </style:style>
    <style:style style:name="P19" style:parent-style-name="Normal" style:family="paragraph">
      <style:text-properties fo:font-weight="bold" style:font-weight-asian="bold" fo:font-size="14pt" style:font-size-asian="14pt" style:font-size-complex="14pt"/>
    </style:style>
    <style:style style:name="P20" style:parent-style-name="Normal" style:family="paragraph"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text-properties fo:font-weight="bold" style:font-weight-asian="bold" fo:font-size="14pt" style:font-size-asian="14pt" style:font-size-complex="14pt"/>
    </style:style>
    <style:style style:name="P22" style:parent-style-name="Normal" style:family="paragraph">
      <style:paragraph-properties fo:widows="2" fo:orphans="2" style:punctuation-wrap="hanging" style:vertical-align="auto"/>
      <style:text-properties style:font-name="TimesNewRomanPS" style:font-name-complex="TimesNewRomanPS" style:letter-kerning="false" fo:font-size="10pt" style:font-size-asian="10pt" style:font-size-complex="10pt" fo:hyphenate="true"/>
    </style:style>
    <style:style style:name="P23" style:parent-style-name="Normal" style:family="paragraph">
      <style:paragraph-properties fo:widows="2" fo:orphans="2" style:punctuation-wrap="hanging" style:vertical-align="auto"/>
      <style:text-properties style:font-name="TimesNewRomanPS" style:font-name-complex="TimesNewRomanPS" style:letter-kerning="false" fo:font-size="10pt" style:font-size-asian="10pt" style:font-size-complex="10pt" fo:hyphenate="true"/>
    </style:style>
    <style:style style:name="P24" style:parent-style-name="Normal" style:family="paragraph">
      <style:paragraph-properties fo:widows="2" fo:orphans="2" style:punctuation-wrap="hanging" style:vertical-align="auto"/>
      <style:text-properties style:font-name="TimesNewRomanPS" style:font-name-complex="TimesNewRomanPS" style:letter-kerning="false" fo:font-size="10pt" style:font-size-asian="10pt" style:font-size-complex="10pt" fo:hyphenate="true"/>
    </style:style>
    <style:style style:name="P25" style:parent-style-name="Normal" style:family="paragraph">
      <style:paragraph-properties fo:widows="2" fo:orphans="2" style:punctuation-wrap="hanging" style:vertical-align="auto"/>
      <style:text-properties style:font-name="TimesNewRomanPS" style:font-name-complex="TimesNewRomanPS" style:letter-kerning="false" fo:font-size="10pt" style:font-size-asian="10pt" style:font-size-complex="10pt" fo:hyphenate="true"/>
    </style:style>
    <style:style style:name="P26" style:parent-style-name="Normal" style:family="paragraph">
      <style:paragraph-properties fo:widows="2" fo:orphans="2" style:punctuation-wrap="hanging" style:vertical-align="auto"/>
      <style:text-properties style:font-name="TimesNewRomanPS" style:font-name-complex="TimesNewRomanPS" style:letter-kerning="false" fo:font-size="10pt" style:font-size-asian="10pt" style:font-size-complex="10pt" fo:hyphenate="true"/>
    </style:style>
    <style:style style:name="P27" style:parent-style-name="Normal" style:family="paragraph">
      <style:paragraph-properties fo:widows="2" fo:orphans="2" style:punctuation-wrap="hanging" style:vertical-align="auto"/>
      <style:text-properties style:font-name="TimesNewRomanPS" style:font-name-complex="TimesNewRomanPS" style:letter-kerning="false" fo:font-size="10pt" style:font-size-asian="10pt" style:font-size-complex="10pt" fo:hyphenate="true"/>
    </style:style>
    <style:style style:name="T28" style:parent-style-name="DefaultParagraphFont" style:family="text">
      <style:text-properties style:font-name="TimesNewRomanPS" style:font-name-complex="TimesNewRomanPS" style:letter-kerning="false" fo:font-size="10pt" style:font-size-asian="10pt" style:font-size-complex="10pt"/>
    </style:style>
    <style:style style:name="P29" style:parent-style-name="Normal" style:family="paragraph">
      <style:paragraph-properties fo:text-indent="0.5in"/>
    </style:style>
    <style:style style:name="P30" style:parent-style-name="Normal" style:family="paragraph">
      <style:paragraph-properties fo:text-indent="0.5in"/>
    </style:style>
    <style:style style:name="P31" style:parent-style-name="Normal" style:family="paragraph">
      <style:paragraph-properties fo:margin-bottom="0.1388in" fo:line-height="115%"/>
    </style:style>
    <style:style style:name="P32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Noun extraction</text:p>
      <text:p text:style-name="P2"><text:span text:style-name="T3">Planit is an organization and task management tool for individuals. Users can manage their responsibilities and time by</text:span><text:span text:style-name="T4"> </text:span><text:span text:style-name="T5">breaking down</text:span><text:span text:style-name="T6"> </text:span><text:span text:style-name="T7">their tasks or projects. Planit<text:s/></text:span><text:span text:style-name="T8">gives users the ability to create, delete, edit, and complete task or projects. Planit lets users view their responsibilities in several views: tree, list, schedule, and task view.</text:span></text:p>
      <text:p text:style-name="Normal"/>
      <text:p text:style-name="Normal">User enter project information. The software guides the user in breaking down into smaller pieces and scheduled. The status of a project is available to help users understand whether they will complete the project on time.</text:p>
      <text:p text:style-name="P9"/>
      <text:p text:style-name="P10">Albert’s Description</text:p>
      <text:p text:style-name="P11">Projects are entered into the system where they can be broken down into tasks and given a due date, priority, and status updates to keep the user motivated and abreast of their progress.  The projects can be viewed via a visual tree view, a standard outline view, and list view.  In addition, projects and tasks can be viewed in a calendar.</text:p>
      <text:p text:style-name="P12"/>
      <text:p text:style-name="P13"/>
      <text:p text:style-name="P14">Entity<text:s/>Classes</text:p>
      <text:p text:style-name="P15">User</text:p>
      <text:p text:style-name="P16">Project Information<text:tab/>owner</text:p>
      <text:p text:style-name="P17"><text:tab/><text:tab/><text:tab/>Start date</text:p>
      <text:p text:style-name="P18"><text:tab/><text:tab/><text:tab/>Due date</text:p>
      <text:p text:style-name="P19"><text:tab/><text:tab/><text:tab/>Name/task<text:tab/><text:tab/><text:tab/><text:tab/></text:p>
      <text:p text:style-name="P20"><text:tab/><text:tab/><text:tab/>Priority</text:p>
      <text:p text:style-name="P21"/>
      <text:p text:style-name="P22">Unlike entity classes, boundary classes are usually easy to extract. In general, each input</text:p>
      <text:p text:style-name="P23">screen, output screen, and printed report is modeled by its own boundary class. Recall</text:p>
      <text:p text:style-name="P24">that a class incorporates attributes (data) and operations. The boundary class modeling</text:p>
      <text:p text:style-name="P25">(say) a printed report incorporates all the various data items that can be included in the</text:p>
      <text:p text:style-name="P26">report and the various operations carried out to print the report.</text:p>
      <text:p text:style-name="P27">Control classes are usually as easy to extract as boundary classes. In general, each nontrivial</text:p>
      <text:p text:style-name="Normal"><text:span text:style-name="T28">computation is modeled by a control class.</text:span></text:p>
      <text:p text:style-name="Normal"/>
      <text:p text:style-name="Normal">Control<text:tab/>- project Controller</text:p>
      <text:p text:style-name="Normal"><text:tab/>progress status</text:p>
      <text:p text:style-name="Normal"><text:tab/><text:tab/>Changes</text:p>
      <text:p text:style-name="Normal"><text:tab/><text:tab/>How complete</text:p>
      <text:p text:style-name="Normal"><text:tab/>Planit points</text:p>
      <text:p text:style-name="Normal"/>
      <text:soft-page-break/>
      <text:p text:style-name="Normal">Schedule</text:p>
      <text:p text:style-name="Normal">Calendar</text:p>
      <text:p text:style-name="Normal">Time</text:p>
      <text:p text:style-name="Normal"/>
      <text:p text:style-name="Normal">Boundary</text:p>
      <text:p text:style-name="P29">Views<text:s/></text:p>
      <text:p text:style-name="P30">tree</text:p>
      <text:p text:style-name="Normal"><text:tab/>Outline</text:p>
      <text:p text:style-name="Normal"><text:tab/>Schedule</text:p>
      <text:p text:style-name="Normal"><text:tab/>List</text:p>
      <text:p text:style-name="Normal"><text:tab/>status</text:p>
      <text:p text:style-name="Normal"/>
      <text:p text:style-name="Normal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imesNewRomanPS" svg:font-family="TimesNewRomanP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Analysis Note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th</meta:initial-creator>
    <dc:creator>Beth Van Belle</dc:creator>
    <meta:creation-date>2014-02-10T15:45:00Z</meta:creation-date>
    <dc:date>2014-02-10T17:57:00Z</dc:date>
    <meta:template xlink:href="Normal" xlink:type="simple"/>
    <meta:editing-cycles>6</meta:editing-cycles>
    <meta:editing-duration>PT7080S</meta:editing-duration>
    <meta:document-statistic meta:page-count="2" meta:paragraph-count="3" meta:word-count="266" meta:character-count="1785" meta:row-count="12" meta:non-whitespace-character-count="1522"/>
  </office:meta>
</office:document-meta>
</file>